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officeooo:rsid="00107672" officeooo:paragraph-rsid="00107672"/>
    </style:style>
    <style:style style:name="P3" style:family="paragraph" style:parent-style-name="Standard">
      <style:text-properties officeooo:paragraph-rsid="00107672"/>
    </style:style>
    <style:style style:name="T1" style:family="text">
      <style:text-properties officeooo:rsid="001076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$ </text:span><text:span text:style-name="Source_20_Text">node index.js</text:span></text:p>
      <text:p text:style-name="P1"><text:span text:style-name="Source_20_Text">Example app listening on port 8000</text:span></text:p>
      <text:p text:style-name="P2"><text:a xlink:type="simple" xlink:href="http://localhost:3000/" text:style-name="Internet_20_link" text:visited-style-name="Visited_20_Internet_20_Link">http://127.0.0.1:8000</text:a></text:p>
      <text:p text:style-name="P2"/>
      <text:p text:style-name="P3"><text:span text:style-name="T1">$ </text:span><text:span text:style-name="Source_20_Text">npm install express-generator -g</text:span></text:p>
      <text:p text:style-name="P2">$ <text:span text:style-name="Source_20_Text">express &lt;...&gt;</text:span></text:p>
      <text:p text:style-name="P3"><text:span text:style-name="Source_20_Text"><text:span text:style-name="T1">$ </text:span></text:span><text:span text:style-name="Source_20_Text">cd </text:span><text:span text:style-name="Source_20_Text"><text:span text:style-name="T1">&lt;...&gt;</text:span></text:span></text:p>
      <text:p text:style-name="P2"><text:span text:style-name="Source_20_Text">$ sudo npm install</text:span></text:p>
      <text:p text:style-name="P3"><text:span text:style-name="Source_20_Text"><text:span text:style-name="T1">$ </text:span></text:span><text:span text:style-name="Source_20_Text">DEBUG=helloworld:* npm start</text:span></text:p>
      <text:p text:style-name="P2"><text:span text:style-name="Source_20_Text"/></text:p>
      <text:p text:style-name="P2"><text:a xlink:type="simple" xlink:href="http://127.0.0.1:3000/" text:style-name="Internet_20_link" text:visited-style-name="Visited_20_Internet_20_Link"><text:span text:style-name="Source_20_Text">http://127.0.0.1:3000</text:span></text:a></text:p>
      <text:p text:style-name="P2"><text:span text:style-name="Source_20_Text"/></text:p>
      <text:p text:style-name="P2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5:17:08.512372978</meta:creation-date>
    <dc:date>2018-07-06T15:25:19.279946169</dc:date>
    <meta:editing-duration>PT8M19S</meta:editing-duration>
    <meta:editing-cycles>1</meta:editing-cycles>
    <meta:document-statistic meta:table-count="0" meta:image-count="0" meta:object-count="0" meta:page-count="1" meta:paragraph-count="9" meta:word-count="30" meta:character-count="198" meta:non-whitespace-character-count="177"/>
    <meta:generator>LibreOffice/5.2.7.2$Linux_X86_64 LibreOffice_project/20m0$Build-2</meta:generator>
  </office:meta>
</office:document-meta>
</file>